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Axm</text:p>
          </table:table-cell>
          <table:table-cell table:style-name="ce1" office:value-type="string">
            <text:p>Azm</text:p>
          </table:table-cell>
          <table:table-cell table:style-name="ce1" office:value-type="string">
            <text:p>Vxm</text:p>
          </table:table-cell>
          <table:table-cell table:style-name="ce1" office:value-type="string">
            <text:p>Vzm</text:p>
          </table:table-cell>
          <table:table-cell table:style-name="ce1"/>
          <table:table-cell table:style-name="ce3" table:number-columns-repeated="1019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15">
            <text:p>15</text:p>
          </table:table-cell>
          <table:table-cell table:formula="of:=15000/60" office:value-type="float" office:value="250">
            <text:p>250</text:p>
          </table:table-cell>
          <table:table-cell table:formula="of:=100/60" office:value-type="float" office:value="1.66666666666667">
            <text:p>1.6666666667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Dx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Dz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D</text:p>
          </table:table-cell>
          <table:table-cell table:formula="of:=SQRT([.B5]*[.B5]+[.B6]*[.B6])" office:value-type="float" office:value="100.004999875006">
            <text:p>100.00499987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Dxn</text:p>
          </table:table-cell>
          <table:table-cell table:formula="of:=[.B5]/[.B7]" office:value-type="float" office:value="0.999950003749687">
            <text:p>0.9999500037</text:p>
          </table:table-cell>
          <table:table-cell table:number-columns-repeated="1022"/>
        </table:table-row>
        <table:table-row table:style-name="ro1">
          <table:table-cell office:value-type="string">
            <text:p>Dzn</text:p>
          </table:table-cell>
          <table:table-cell table:formula="of:=[.B6]/[.B7]" office:value-type="float" office:value="0.00999950003749687">
            <text:p>0.009999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x</text:p>
          </table:table-cell>
          <table:table-cell table:formula="of:=[.A2]/[.B9]" office:value-type="float" office:value="800.03999900005">
            <text:p>800.0399990001</text:p>
          </table:table-cell>
          <table:table-cell table:number-columns-repeated="3"/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Az</text:p>
          </table:table-cell>
          <table:table-cell table:formula="of:=[.B2]/[.B10]" office:value-type="float" office:value="1500.07499812509">
            <text:p>1500.0749981251</text:p>
          </table:table-cell>
          <table:table-cell table:number-columns-repeated="3"/>
          <table:table-cell table:style-name="ce2" table:number-columns-repeated="4"/>
          <table:table-cell table:number-columns-repeated="1015"/>
        </table:table-row>
        <table:table-row table:style-name="ro2">
          <table:table-cell table:number-columns-repeated="5"/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A</text:p>
          </table:table-cell>
          <table:table-cell table:formula="of:=MIN([.B12];[.B13])" office:value-type="float" office:value="800.03999900005">
            <text:p>800.0399990001</text:p>
          </table:table-cell>
          <table:table-cell/>
          <table:table-cell office:value-type="string">
            <text:p>Ax:</text:p>
          </table:table-cell>
          <table:table-cell table:formula="of:=[.B9]*[.B15]" office:value-type="float" office:value="800">
            <text:p>800</text:p>
          </table:table-cell>
          <table:table-cell table:style-name="ce2" office:value-type="string">
            <text:p>Az:</text:p>
          </table:table-cell>
          <table:table-cell table:style-name="ce2" table:formula="of:=[.B10]*[.B15]" office:value-type="float" office:value="8">
            <text:p>8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number-columns-repeated="5"/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Vx</text:p>
          </table:table-cell>
          <table:table-cell table:formula="of:=[.C2]/[.B9]" office:value-type="float" office:value="250.012499687516">
            <text:p>250.0124996875</text:p>
          </table:table-cell>
          <table:table-cell table:number-columns-repeated="3"/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Vz</text:p>
          </table:table-cell>
          <table:table-cell table:formula="of:=[.D2]/[.B10]" office:value-type="float" office:value="166.674999791677">
            <text:p>166.6749997917</text:p>
          </table:table-cell>
          <table:table-cell table:number-columns-repeated="3"/>
          <table:table-cell table:style-name="ce2" table:number-columns-repeated="4"/>
          <table:table-cell table:number-columns-repeated="1015"/>
        </table:table-row>
        <table:table-row table:style-name="ro2">
          <table:table-cell table:number-columns-repeated="5"/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V</text:p>
          </table:table-cell>
          <table:table-cell table:formula="of:=MIN([.B17];[.B18])" office:value-type="float" office:value="166.674999791677">
            <text:p>166.6749997917</text:p>
          </table:table-cell>
          <table:table-cell/>
          <table:table-cell office:value-type="string">
            <text:p>Vx:</text:p>
          </table:table-cell>
          <table:table-cell table:formula="of:=[.B9]*[.B20]" office:value-type="float" office:value="166.666666666667">
            <text:p>166.6666666667</text:p>
          </table:table-cell>
          <table:table-cell table:style-name="ce2" office:value-type="string">
            <text:p>Vz:</text:p>
          </table:table-cell>
          <table:table-cell table:style-name="ce2" table:formula="of:=[.B10]*[.B20]" office:value-type="float" office:value="1.66666666666667">
            <text:p>1.6666666667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number-columns-repeated="5"/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>
            <text:p>Da</text:p>
          </table:table-cell>
          <table:table-cell table:formula="of:=[.B20]*[.B20]/(2*[.B15])" office:value-type="float" office:value="17.3619791449664">
            <text:p>17.361979145</text:p>
          </table:table-cell>
          <table:table-cell table:number-columns-repeated="3"/>
          <table:table-cell table:style-name="ce2" table:number-columns-repeated="4"/>
          <table:table-cell table:number-columns-repeated="1015"/>
        </table:table-row>
        <table:table-row table:style-name="ro2" table:number-rows-repeated="2">
          <table:table-cell table:number-columns-repeated="5"/>
          <table:table-cell table:style-name="ce2" table:number-columns-repeated="4"/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4-07-14T12:27:51</meta:creation-date>
    <dc:date>2014-07-14T12:51:58</dc:date>
    <dc:creator>Adrian Bowyer</dc:creator>
    <meta:editing-duration>PT8M7S</meta:editing-duration>
    <meta:editing-cycles>2</meta:editing-cycles>
    <meta:generator>LibreOffice/3.5$Linux_X86_64 LibreOffice_project/350m1$Build-2</meta:generator>
    <meta:document-statistic meta:table-count="3" meta:cell-count="40" meta:object-count="0"/>
  </office:meta>
</office:document-meta>
</file>